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office:automatic-styles>
  <office:body>
    <office:text text:use-soft-page-breaks="true">
      <text:p text:style-name="P1">Music Review Site</text:p>
      <text:p text:style-name="Normal">Overview</text:p>
      <text:p text:style-name="Normal">Users can write reviews for music i.e. albums, singles, eps and gigs. The user can choose to review music that is already in the website’s database or add new music to the databas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nathaniel lue</meta:initial-creator>
    <dc:creator>nathaniel lue</dc:creator>
    <meta:creation-date>2024-02-16T09:27:00Z</meta:creation-date>
    <dc:date>2024-02-16T09:45:00Z</dc:date>
    <meta:template xlink:href="Normal.dotm" xlink:type="simple"/>
    <meta:editing-cycles>4</meta:editing-cycles>
    <meta:editing-duration>PT1020S</meta:editing-duration>
    <meta:document-statistic meta:page-count="1" meta:paragraph-count="1" meta:word-count="31" meta:character-count="208" meta:row-count="1" meta:non-whitespace-character-count="178"/>
  </office:meta>
</office:document-meta>
</file>